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6.66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fo:min-height="6.106cm"/>
    </style:style>
    <style:style style:name="pr9" style:family="presentation" style:parent-style-name="Default-notes">
      <style:graphic-properties fo:min-height="1.666cm"/>
    </style:style>
    <style:style style:name="pr10" style:family="presentation" style:parent-style-name="Default-outline1">
      <style:graphic-properties draw:fill-color="#ffffff" draw:auto-grow-height="true" draw:fit-to-size="shrink-to-fit" fo:min-height="17.244cm"/>
    </style:style>
    <style:style style:name="pr11" style:family="presentation" style:parent-style-name="Default-notes">
      <style:graphic-properties fo:min-height="4.441cm"/>
    </style:style>
    <style:style style:name="pr12" style:family="presentation" style:parent-style-name="Default-notes">
      <style:graphic-properties fo:min-height="3.886cm"/>
    </style:style>
    <style:style style:name="pr13" style:family="presentation" style:parent-style-name="Default-outline1">
      <style:graphic-properties draw:fill-color="#ffffff" draw:auto-grow-height="true" fo:min-height="14.636cm"/>
    </style:style>
    <style:style style:name="pr14" style:family="presentation" style:parent-style-name="Default-notes">
      <style:graphic-properties fo:min-height="5.551cm"/>
    </style:style>
    <style:style style:name="pr15" style:family="presentation" style:parent-style-name="Default-title">
      <style:graphic-properties fo:min-height="3.506cm"/>
    </style:style>
    <style:style style:name="pr16" style:family="presentation" style:parent-style-name="Default-outline1">
      <style:graphic-properties fo:min-height="15.274cm"/>
    </style:style>
    <style:style style:name="pr17" style:family="presentation" style:parent-style-name="Default-notes">
      <style:graphic-properties draw:fill-color="#ffffff" fo:min-height="11.68cm"/>
    </style:style>
    <style:style style:name="pr18" style:family="presentation" style:parent-style-name="Default-outline1">
      <style:graphic-properties draw:fill-color="#ffffff" draw:auto-grow-height="true" fo:min-height="15.299cm"/>
    </style:style>
    <style:style style:name="pr19" style:family="presentation" style:parent-style-name="Default-outline1">
      <style:graphic-properties draw:fill-color="#ffffff" draw:auto-grow-height="true" fo:min-height="14.656cm"/>
    </style:style>
    <style:style style:name="pr20" style:family="presentation" style:parent-style-name="Default-title">
      <style:graphic-properties draw:fill-color="#ffffff" fo:min-height="3.256cm"/>
    </style:style>
    <style:style style:name="pr21"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text-properties fo:font-size="17.1000003814697pt"/>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style>
    <style:style style:name="P7"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4" draw:layer="layout" svg:width="15.685cm" svg:height="11.68cm" svg:x="2.95cm" svg:y="13.318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draw:page-thumbnail draw:style-name="gr1" draw:layer="layout" svg:width="12.686cm" svg:height="9.733cm" svg:x="4.449cm" svg:y="2.96cm" draw:page-number="2" presentation:class="page"/>
          <draw:frame presentation:style-name="pr3" draw:text-style-name="P4"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5"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database dump</text:p>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7.77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istration” page</text:p>
          </draw:text-box>
        </draw:frame>
        <draw:frame presentation:style-name="pr7" draw:text-style-name="P5"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3" draw:text-style-name="P4" draw:layer="layout" svg:width="15.685cm" svg:height="12.115cm" svg:x="2.95cm" svg:y="13.318cm" presentation:class="notes" presentation:user-transformed="true">
            <draw:text-box>
              <text:p text:style-name="P6"><text:span text:style-name="T3">In Minnesota there should always be a pre-populated database.</text:span></text:p>
              <text:p text:style-name="P6"><text:span text:style-name="T3">If a schedule is loaded, then the award groups and judging groups are typically assigned as part of that process.</text:span></text:p>
              <text:p text:style-name="P6"><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6"><text:span text:style-name="T3">To setup the slideshow put all of the the images in tomcat/webapps/fll-sw/slideshow/images.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Adm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4" draw:layer="layout" svg:width="15.685cm" svg:height="11.68cm" svg:x="2.95cm" svg:y="13.318cm" presentation:class="notes">
            <draw:text-box>
              <text:p text:style-name="P6"><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6" presentation:class="page"/>
          <draw:frame presentation:style-name="pr8"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4">after</text:span> judge assignment is <text:span text:style-name="T4">complete</text:span></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7" presentation:class="page"/>
          <draw:frame presentation:style-name="pr9"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0"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8" presentation:class="page"/>
          <draw:frame presentation:style-name="pr11"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9" presentation:class="page"/>
          <draw:frame presentation:style-name="pr12"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Playoffs</text:p>
          </draw:text-box>
        </draw:frame>
        <draw:frame presentation:style-name="pr13" draw:text-style-name="P5" draw:layer="layout" svg:width="25.199cm" svg:height="14.636cm" svg:x="1.4cm" svg:y="4.914cm" presentation:class="outline" presentation:user-transformed="true">
          <draw:text-box>
            <text:list text:style-name="L2">
              <text:list-item>
                <text:p text:style-name="P1">Create a playoff bracket for each award group</text:p>
              </text:list-item>
              <text:list-item>
                <text:p text:style-name="P1">Check that seeding rounds are complete</text:p>
              </text:list-item>
              <text:list-item>
                <text:p text:style-name="P1">Initializing each playoff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pr14" draw:layer="layout" svg:width="15.685cm" svg:height="5.551cm" svg:x="2.95cm" svg:y="13.318cm" presentation:class="notes" presentation:user-transformed="true">
            <draw:text-box>
              <text:p>You will need to create a playoff bracket for each award group using the “Create playoff bracket” link.</text:p>
              <text:p/>
              <text:p>At the state tournament you will need to create a playoff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5" draw:layer="layout" svg:width="25.199cm" svg:height="3.506cm" svg:x="1.4cm" svg:y="0.837cm" presentation:class="title" presentation:user-transformed="true">
          <draw:text-box>
            <text:p text:style-name="P1">Playoff Brackets</text:p>
          </draw:text-box>
        </draw:frame>
        <draw:frame presentation:style-name="pr16"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1" presentation:class="page"/>
          <draw:frame presentation:style-name="pr17" draw:text-style-name="P7"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18" draw:text-style-name="P5"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2" presentation:class="page"/>
          <draw:frame presentation:style-name="pr3" draw:text-style-name="P4" draw:layer="layout" svg:width="15.685cm" svg:height="11.68cm" svg:x="2.95cm" svg:y="13.318cm" presentation:class="notes">
            <draw:text-box>
              <text:p text:style-name="P6"><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19" draw:text-style-name="P5" draw:layer="layout" svg:width="25.199cm" svg:height="14.656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office:forms form:automatic-focus="false" form:apply-design-mode="false"/>
          <draw:page-thumbnail draw:style-name="gr1" draw:layer="layout" svg:width="12.686cm" svg:height="9.733cm" svg:x="4.449cm" svg:y="2.96cm" draw:page-number="13" presentation:class="page"/>
          <draw:frame presentation:style-name="pr3" draw:text-style-name="P4"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0" draw:text-style-name="P2" draw:layer="layout" svg:width="25.199cm" svg:height="3.256cm" svg:x="1.4cm" svg:y="0.962cm" presentation:class="title" presentation:user-transformed="true">
          <draw:text-box>
            <text:p text:style-name="P1">Post-tournament Duties</text:p>
          </draw:text-box>
        </draw:frame>
        <draw:frame presentation:style-name="pr21" draw:text-style-name="P5" draw:layer="layout" svg:width="25.199cm" svg:height="14.47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text:span><text:span text:style-name="T7">resulting file to jpschewe@mtu.net</text:span></text:p>
                      </text:list-item>
                    </text:list>
                  </text:list-item>
                  <text:list-item>
                    <text:p text:style-name="P1"><text:span text:style-name="T7">A USB stick, if available, can be used to do an immediate </text:span><text:span text:style-name="T7">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4"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09-02T15:42:57.551630220</dc:date>
    <meta:editing-cycles>67</meta:editing-cycles>
    <meta:editing-duration>PT20H40M18S</meta:editing-duration>
    <meta:print-date>2015-10-24T17:53:23.399269018</meta:print-date>
    <meta:document-statistic meta:object-count="83"/>
    <meta:user-defined meta:name="Info 1"/>
    <meta:user-defined meta:name="Info 2"/>
    <meta:user-defined meta:name="Info 3"/>
    <meta:user-defined meta:name="Info 4"/>
  </office:meta>
</office:document-meta>
</file>